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9cm" svg:stroke-color="#666666" draw:marker-start-width="0.475cm" draw:marker-end-width="0.475cm" draw:fill="none" draw:textarea-vertical-align="middle" fo:padding-top="0.17cm" fo:padding-bottom="0.17cm" fo:padding-left="0.295cm" fo:padding-right="0.29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7.672cm" style:use-optimal-column-width="false"/>
    </style:style>
    <style:style style:name="co2" style:family="table-column">
      <style:table-column-properties style:column-width="7.836cm" style:use-optimal-column-width="false"/>
    </style:style>
    <style:style style:name="co3" style:family="table-column">
      <style:table-column-properties style:column-width="6.564cm" style:use-optimal-column-width="false"/>
    </style:style>
    <style:style style:name="co4" style:family="table-column">
      <style:table-column-properties style:column-width="6.263cm" style:use-optimal-column-width="false"/>
    </style:style>
    <style:style style:name="co5" style:family="table-column">
      <style:table-column-properties style:column-width="6.3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6.06cm" style:use-optimal-column-width="false"/>
    </style:style>
    <style:style style:name="co8" style:family="table-column">
      <style:table-column-properties style:column-width="7.5cm" style:use-optimal-column-width="false"/>
    </style:style>
    <style:style style:name="co9" style:family="table-column">
      <style:table-column-properties style:column-width="7.357cm" style:use-optimal-column-width="false"/>
    </style:style>
    <style:style style:name="ro1" style:family="table-row">
      <style:table-row-properties style:row-height="1.844cm"/>
    </style:style>
    <style:style style:name="ro2" style:family="table-row">
      <style:table-row-properties style:row-height="1.213cm"/>
    </style:style>
    <style:style style:name="ro3" style:family="table-row">
      <style:table-row-properties style:row-height="1.763cm"/>
    </style:style>
    <style:style style:name="ro4" style:family="table-row">
      <style:table-row-properties style:row-height="1.236cm"/>
    </style:style>
    <style:style style:name="ro5" style:family="table-row">
      <style:table-row-properties style:row-height="1.056cm"/>
    </style:style>
    <style:style style:name="ce1" style:family="table-cell">
      <style:graphic-properties draw:fill="gradient" draw:fill-gradient-name="Farbverlauf_20_CAS_20_Poster_20_Intro" style:repeat="repeat" fo:padding-top="0.25cm" fo:padding-bottom="0.25cm" fo:padding-left="0.25cm" fo:padding-right="0.25cm"/>
      <style:paragraph-properties fo:text-align="center" fo:border="0.05cm solid #666666"/>
      <style:text-properties fo:font-size="18pt" style:font-size-asian="18pt" style:font-size-complex="18pt"/>
    </style:style>
    <style:style style:name="ce2" style:family="table-cell">
      <style:graphic-properties draw:fill="gradient" draw:fill-gradient-name="Farbverlauf_20_CAS_20_Poster_20_Intro" style:repeat="repeat" fo:padding-top="0.25cm" fo:padding-bottom="0.25cm" fo:padding-left="0.25cm" fo:padding-right="0.25cm"/>
      <style:paragraph-properties fo:border="0.05cm solid #666666"/>
      <style:text-properties fo:font-size="16pt" style:font-size-asian="16pt" style:font-size-complex="16pt"/>
    </style:style>
    <style:style style:name="ce3" style:family="table-cell">
      <style:graphic-properties draw:fill="gradient" draw:fill-gradient-name="Farbverlauf_20_CAS_20_Poster_20_Intro" style:repeat="repeat" fo:padding-top="0.25cm" fo:padding-bottom="0.25cm" fo:padding-left="0.25cm" fo:padding-right="0.25cm"/>
      <style:paragraph-properties fo:border="0.05cm solid #666666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onnector draw:style-name="gr1" draw:text-style-name="P1" draw:layer="layout" draw:type="line" svg:x1="9.699cm" svg:y1="12.842cm" svg:x2="14.517cm" svg:y2="7.18cm" draw:start-shape="id1" draw:start-glue-point="1" draw:end-shape="id2" draw:end-glue-point="2" svg:d="M9699 12842l4818-5662">
            <text:p/>
          </draw:connector>
          <draw:frame draw:style-name="standard" xml:id="id3" draw:id="id3" draw:layer="layout" svg:width="7.671cm" svg:height="3.056cm" svg:x="1.263cm" svg:y="4.343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<text:span text:style-name="T1">&lt;file&gt;</text:span><text:line-break/>dba_hist_sysstat.inte.dsv</text:p>
                </table:table-cell>
              </table:table-row>
              <table:table-row table:style-name="ro2">
                <table:table-cell table:style-name="ce2"/>
              </table:table-row>
            </table:table>
            <draw:image xlink:href="Pictures/TablePreview1.svm" xlink:type="simple" xlink:show="embed" xlink:actuate="onLoad"/>
          </draw:frame>
          <draw:connector draw:style-name="gr1" draw:text-style-name="P1" draw:layer="layout" draw:type="line" svg:x1="8.934cm" svg:y1="5.871cm" svg:x2="11.236cm" svg:y2="5.64cm" draw:start-shape="id3" draw:start-glue-point="1" draw:end-shape="id2" draw:end-glue-point="3" svg:d="M8934 5871l2302-231">
            <text:p/>
          </draw:connector>
          <draw:frame draw:style-name="standard" xml:id="id4" draw:id="id4" draw:layer="layout" svg:width="7.835cm" svg:height="3.056cm" svg:x="1.913cm" svg:y="6.582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1">
                  <text:p text:style-name="P1"><text:span text:style-name="T1">&lt;file&gt;</text:span><text:line-break/><text:span text:style-name="T2">dba_hist_sysstat.prod.dsv</text:span></text:p>
                </table:table-cell>
              </table:table-row>
              <table:table-row table:style-name="ro2">
                <table:table-cell table:style-name="ce2"/>
              </table:table-row>
            </table:table>
            <draw:image xlink:href="Pictures/TablePreview2.svm" xlink:type="simple" xlink:show="embed" xlink:actuate="onLoad"/>
          </draw:frame>
          <draw:frame draw:style-name="standard" xml:id="id2" draw:id="id2" draw:layer="layout" svg:width="6.563cm" svg:height="3.079cm" svg:x="11.236cm" svg:y="4.101cm">
            <table:table table:template-name="default" table:use-first-row-styles="true" table:use-banding-rows-styles="true">
              <table:table-column table:style-name="co3"/>
              <table:table-row table:style-name="ro3">
                <table:table-cell table:style-name="ce1">
                  <text:p text:style-name="P2"><text:span text:style-name="T1">&lt;R data table&gt;</text:span></text:p>
                  <text:p text:style-name="P2"><text:span text:style-name="T2">dt.inte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3.svm" xlink:type="simple" xlink:show="embed" xlink:actuate="onLoad"/>
          </draw:frame>
          <draw:frame draw:style-name="standard" xml:id="id5" draw:id="id5" draw:layer="layout" svg:width="6.262cm" svg:height="2.998cm" svg:x="12.037cm" svg:y="6.302cm">
            <table:table table:template-name="default" table:use-first-row-styles="true" table:use-banding-rows-styles="true">
              <table:table-column table:style-name="co4"/>
              <table:table-row table:style-name="ro3">
                <table:table-cell table:style-name="ce1">
                  <text:p text:style-name="P2"><text:span text:style-name="T1">&lt;R data.table</text:span></text:p>
                  <text:p text:style-name="P2"><text:span text:style-name="T1">dt.prod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4.svm" xlink:type="simple" xlink:show="embed" xlink:actuate="onLoad"/>
          </draw:frame>
          <draw:connector draw:style-name="gr1" draw:text-style-name="P1" draw:layer="layout" draw:type="line" svg:x1="9.748cm" svg:y1="8.11cm" svg:x2="12.037cm" svg:y2="7.801cm" draw:start-shape="id4" draw:start-glue-point="1" draw:end-shape="id5" draw:end-glue-point="3" svg:d="M9748 8110l2289-309">
            <text:p/>
          </draw:connector>
          <draw:frame draw:style-name="standard" xml:id="id1" draw:id="id1" draw:layer="layout" svg:width="6.299cm" svg:height="3.079cm" svg:x="3.4cm" svg:y="11.303cm">
            <table:table table:template-name="default" table:use-first-row-styles="true" table:use-banding-rows-styles="true">
              <table:table-column table:style-name="co5"/>
              <table:table-row table:style-name="ro3">
                <table:table-cell table:style-name="ce1">
                  <text:p text:style-name="P2"><text:span text:style-name="T1">&lt;R data.table&gt;</text:span></text:p>
                  <text:p text:style-name="P2"><text:span text:style-name="T2">dtNulled.inte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5.svm" xlink:type="simple" xlink:show="embed" xlink:actuate="onLoad"/>
          </draw:frame>
          <draw:frame draw:style-name="standard" xml:id="id6" draw:id="id6" draw:layer="layout" svg:width="6.16cm" svg:height="3.079cm" svg:x="11.939cm" svg:y="11.304cm">
            <table:table table:template-name="default" table:use-first-row-styles="true" table:use-banding-rows-styles="true">
              <table:table-column table:style-name="co6"/>
              <table:table-row table:style-name="ro3">
                <table:table-cell table:style-name="ce1">
                  <text:p text:style-name="P2"><text:span text:style-name="T1">&lt;R data.table&gt;</text:span></text:p>
                  <text:p text:style-name="P2"><text:span text:style-name="T2">dtNulled.prod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6.svm" xlink:type="simple" xlink:show="embed" xlink:actuate="onLoad"/>
          </draw:frame>
          <draw:connector draw:style-name="gr1" draw:text-style-name="P1" draw:layer="layout" draw:type="line" svg:x1="15.019cm" svg:y1="11.304cm" svg:x2="15.168cm" svg:y2="9.3cm" draw:start-shape="id6" draw:start-glue-point="0" draw:end-shape="id5" draw:end-glue-point="2" svg:d="M15019 11304l149-2004">
            <text:p/>
          </draw:connector>
          <draw:frame draw:style-name="standard" xml:id="id7" draw:id="id7" draw:layer="layout" svg:width="6.059cm" svg:height="3.079cm" svg:x="6.74cm" svg:y="16.005cm">
            <table:table table:template-name="default" table:use-first-row-styles="true" table:use-banding-rows-styles="true">
              <table:table-column table:style-name="co7"/>
              <table:table-row table:style-name="ro3">
                <table:table-cell table:style-name="ce1">
                  <text:p text:style-name="P2"><text:span text:style-name="T1">&lt;R data.table&gt;</text:span></text:p>
                  <text:p text:style-name="P2"><text:span text:style-name="T2">dtNulled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7.svm" xlink:type="simple" xlink:show="embed" xlink:actuate="onLoad"/>
          </draw:frame>
          <draw:connector draw:style-name="gr1" draw:text-style-name="P1" draw:layer="layout" draw:type="line" svg:x1="6.549cm" svg:y1="14.382cm" svg:x2="9.769cm" svg:y2="16.005cm" draw:start-shape="id1" draw:start-glue-point="2" draw:end-shape="id7" draw:end-glue-point="0" svg:d="M6549 14382l3220 1623">
            <text:p/>
          </draw:connector>
          <draw:connector draw:style-name="gr1" draw:text-style-name="P1" draw:layer="layout" draw:type="line" svg:x1="15.019cm" svg:y1="14.383cm" svg:x2="9.769cm" svg:y2="16.005cm" draw:start-shape="id6" draw:start-glue-point="2" draw:end-shape="id7" draw:end-glue-point="0" svg:d="M15019 14383l-5250 1622">
            <text:p/>
          </draw:connector>
          <draw:frame draw:style-name="standard" xml:id="id8" draw:id="id8" draw:layer="layout" svg:width="6.059cm" svg:height="3.079cm" svg:x="1.241cm" svg:y="20.706cm">
            <table:table table:template-name="default" table:use-first-row-styles="true" table:use-banding-rows-styles="true">
              <table:table-column table:style-name="co7"/>
              <table:table-row table:style-name="ro3">
                <table:table-cell table:style-name="ce1">
                  <text:p text:style-name="P2"><text:span text:style-name="T1">&lt;R data.table&gt;</text:span></text:p>
                  <text:p text:style-name="P2"><text:span text:style-name="T2">waitclasses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8.svm" xlink:type="simple" xlink:show="embed" xlink:actuate="onLoad"/>
          </draw:frame>
          <draw:frame draw:style-name="standard" xml:id="id9" draw:id="id9" draw:layer="layout" svg:width="7.499cm" svg:height="2.899cm" svg:x="5.6cm" svg:y="22.707cm">
            <table:table table:template-name="default" table:use-first-row-styles="true" table:use-banding-rows-styles="true">
              <table:table-column table:style-name="co8"/>
              <table:table-row table:style-name="ro1">
                <table:table-cell table:style-name="ce1">
                  <text:p text:style-name="P2"><text:span text:style-name="T1">&lt;R data.table&gt;</text:span></text:p>
                  <text:p text:style-name="P2"><text:span text:style-name="T2">dtNulled.selectForLoad</text:span></text:p>
                </table:table-cell>
              </table:table-row>
              <table:table-row table:style-name="ro5">
                <table:table-cell table:style-name="ce3"/>
              </table:table-row>
            </table:table>
            <draw:image xlink:href="Pictures/TablePreview9.svm" xlink:type="simple" xlink:show="embed" xlink:actuate="onLoad"/>
          </draw:frame>
          <draw:frame draw:style-name="standard" xml:id="id10" draw:id="id10" draw:layer="layout" svg:width="7.356cm" svg:height="3.079cm" svg:x="12.243cm" svg:y="24.808cm">
            <table:table table:template-name="default" table:use-first-row-styles="true" table:use-banding-rows-styles="true">
              <table:table-column table:style-name="co9"/>
              <table:table-row table:style-name="ro3">
                <table:table-cell table:style-name="ce1">
                  <text:p text:style-name="P2"><text:span text:style-name="T1">&lt;R data.table&gt;</text:span></text:p>
                  <text:p text:style-name="P2"><text:span text:style-name="T2">dtNulled.selectCluster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10.svm" xlink:type="simple" xlink:show="embed" xlink:actuate="onLoad"/>
          </draw:frame>
          <draw:connector draw:style-name="gr1" draw:text-style-name="P1" draw:layer="layout" draw:type="line" svg:x1="9.769cm" svg:y1="19.084cm" svg:x2="4.27cm" svg:y2="20.706cm" draw:start-shape="id7" draw:start-glue-point="2" draw:end-shape="id8" draw:end-glue-point="0" svg:d="M9769 19084l-5499 1622">
            <text:p/>
          </draw:connector>
          <draw:connector draw:style-name="gr1" draw:text-style-name="P1" draw:layer="layout" draw:type="line" svg:x1="9.769cm" svg:y1="19.084cm" svg:x2="9.349cm" svg:y2="22.707cm" draw:start-shape="id7" draw:start-glue-point="2" draw:end-shape="id9" draw:end-glue-point="0" svg:d="M9769 19084l-420 3623">
            <text:p/>
          </draw:connector>
          <draw:connector draw:style-name="gr1" draw:text-style-name="P1" draw:layer="layout" draw:type="line" svg:x1="9.769cm" svg:y1="19.084cm" svg:x2="15.921cm" svg:y2="24.808cm" draw:start-shape="id7" draw:start-glue-point="2" draw:end-shape="id10" draw:end-glue-point="0" svg:d="M9769 19084l6152 5724">
            <text:p/>
          </draw:connector>
          <draw:custom-shape draw:style-name="gr2" draw:text-style-name="P1" xml:id="id11" draw:id="id11" draw:layer="layout" svg:width="6.4cm" svg:height="2.3cm" svg:x="6.3cm" svg:y="1.1cm">
            <text:p text:style-name="P1"><text:span text:style-name="T1">&lt;file&gt;</text:span></text:p>
            <text:p text:style-name="P1">metadata.readme.md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3" draw:text-style-name="P1" draw:layer="layout" draw:type="line" svg:x1="5.098cm" svg:y1="4.343cm" svg:x2="9.5cm" svg:y2="3.264cm" draw:start-shape="id3" draw:start-glue-point="0" draw:end-shape="id11" draw:end-glue-point="6" svg:d="M5098 4343l4402-107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2T20:54:48.16</meta:creation-date>
    <meta:generator>OpenOffice/4.1.5$Win32 OpenOffice.org_project/415m1$Build-9789</meta:generator>
    <dc:date>2019-09-22T22:31:17.27</dc:date>
    <meta:editing-duration>PT1H36M23S</meta:editing-duration>
    <meta:editing-cycles>12</meta:editing-cycles>
    <meta:document-statistic meta:object-count="22"/>
  </office:meta>
</office:document-meta>
</file>